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1B0000023FE9639CAC30CA2D9C.png" manifest:media-type="image/png"/>
  <manifest:file-entry manifest:full-path="Pictures/10000201000004B10000026DE8C20143087D1E9E.png" manifest:media-type="image/png"/>
  <manifest:file-entry manifest:full-path="Pictures/100000000000027200000272ACF01CDD5DAFA6D4.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bce4e5" draw:textarea-horizontal-align="justify" draw:textarea-vertical-align="middle" draw:auto-grow-height="false" fo:min-height="7.692cm" fo:min-width="16.042cm"/>
    </style:style>
    <style:style style:name="gr2" style:family="graphic" style:parent-style-name="standard">
      <style:graphic-properties draw:fill="solid" draw:fill-color="#bce4e5" draw:textarea-horizontal-align="justify" draw:textarea-vertical-align="middle" draw:auto-grow-height="false" fo:min-height="1.376cm" fo:min-width="6.826cm"/>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927cm"/>
    </style:style>
    <style:style style:name="gr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standard">
      <style:graphic-properties draw:textarea-horizontal-align="justify" draw:textarea-vertical-align="middle" draw:auto-grow-height="false" fo:min-height="2.41cm" fo:min-width="3.29cm" fo:wrap-option="no-wrap"/>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2" style:family="graphic" style:parent-style-name="standard">
      <style:graphic-properties draw:stroke="dash" draw:stroke-dash="Ultrafine_20_Dashed" svg:stroke-width="0.1cm" svg:stroke-color="#3465a4" draw:marker-start-width="0.5cm" draw:marker-end-width="0.5cm" svg:stroke-opacity="55%" draw:fill="solid" draw:fill-color="#eeeeee" draw:textarea-horizontal-align="justify" draw:textarea-vertical-align="middle" draw:auto-grow-height="false" fo:min-height="9.352cm" fo:min-width="4.102cm" fo:padding-top="0.175cm" fo:padding-bottom="0.175cm" fo:padding-left="0.3cm" fo:padding-right="0.3cm"/>
    </style:style>
    <style:style style:name="gr13" style:family="graphic" style:parent-style-name="standard">
      <style:graphic-properties draw:fill="solid" draw:fill-color="#00864b" draw:textarea-horizontal-align="justify" draw:textarea-vertical-align="middle" draw:auto-grow-height="false" fo:min-height="0.246cm" fo:min-width="0cm"/>
    </style:style>
    <style:style style:name="gr14" style:family="graphic" style:parent-style-name="standard">
      <style:graphic-properties draw:fill="solid" draw:fill-color="#666666" draw:textarea-horizontal-align="justify" draw:textarea-vertical-align="middle" draw:auto-grow-height="false" fo:min-height="0.246cm" fo:min-width="0cm"/>
    </style:style>
    <style:style style:name="gr15" style:family="graphic" style:parent-style-name="standard">
      <style:graphic-properties draw:fill="solid" draw:fill-color="#ed1c24" draw:textarea-horizontal-align="justify" draw:textarea-vertical-align="middle" draw:auto-grow-height="false" fo:min-height="0.246cm" fo:min-width="0cm"/>
    </style:style>
    <style:style style:name="gr16" style:family="graphic" style:parent-style-name="standard">
      <style:graphic-properties draw:fill="solid" draw:fill-color="#1b75bc" draw:textarea-horizontal-align="justify" draw:textarea-vertical-align="middle" draw:auto-grow-height="false" fo:min-height="0.564cm" fo:min-width="3.414cm"/>
    </style:style>
    <style:style style:name="P1" style:family="paragraph">
      <loext:graphic-properties draw:fill="solid" draw:fill-color="#bce4e5"/>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text-align="center"/>
      <style:text-properties fo:color="#ffffff"/>
    </style:style>
    <style:style style:name="P5" style:family="paragraph">
      <loext:graphic-properties draw:fill="solid" draw:fill-color="#eeeeee"/>
      <style:paragraph-properties fo:text-align="center"/>
    </style:style>
    <style:style style:name="P6" style:family="paragraph">
      <loext:graphic-properties draw:fill="solid" draw:fill-color="#00864b"/>
      <style:paragraph-properties fo:text-align="center"/>
    </style:style>
    <style:style style:name="P7" style:family="paragraph">
      <loext:graphic-properties draw:fill="solid" draw:fill-color="#666666"/>
      <style:paragraph-properties fo:text-align="center"/>
    </style:style>
    <style:style style:name="P8" style:family="paragraph">
      <loext:graphic-properties draw:fill="solid" draw:fill-color="#ed1c24"/>
      <style:paragraph-properties fo:text-align="center"/>
    </style:style>
    <style:style style:name="P9" style:family="paragraph">
      <style:paragraph-properties fo:text-align="center"/>
      <style:text-properties fo:color="#ffffff" style:font-relief="embossed"/>
    </style:style>
    <style:style style:name="P10" style:family="paragraph">
      <loext:graphic-properties draw:fill="solid" draw:fill-color="#1b75bc"/>
      <style:paragraph-properties fo:text-align="center"/>
      <style:text-properties fo:color="#ffffff" style:font-relief="embossed"/>
    </style:style>
    <style:style style:name="T1" style:family="text">
      <style:text-properties fo:color="#ffffff"/>
    </style:style>
    <style:style style:name="T2" style:family="text">
      <style:text-properties fo:color="#ffffff" style:font-relief="emboss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7.4cm" svg:height="8.8cm" svg:x="1cm" svg:y="1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7.5cm" svg:height="1.8cm" svg:x="1.7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xml:id="id1" draw:id="id1" draw:layer="layout" svg:width="4cm" svg:height="2.891cm" svg:x="2.1cm" svg:y="14.909cm">
          <draw:image xlink:href="Pictures/100002010000031B0000023FE9639CAC30CA2D9C.png" xlink:type="simple" xlink:show="embed" xlink:actuate="onLoad">
            <text:p/>
          </draw:image>
        </draw:frame>
        <draw:frame draw:style-name="gr4" draw:text-style-name="P2" xml:id="id3" draw:id="id3" draw:layer="layout" svg:width="2.89cm" svg:height="2.89cm" draw:transform="rotate (-0.00349065850398869) translate (12.56cm 2.4cm)">
          <draw:image xlink:href="Pictures/100000000000027200000272ACF01CDD5DAFA6D4.jpg" xlink:type="simple" xlink:show="embed" xlink:actuate="onLoad">
            <text:p/>
          </draw:image>
        </draw:frame>
        <draw:frame draw:style-name="gr3" draw:text-style-name="P2" xml:id="id2" draw:id="id2" draw:layer="layout" svg:width="4.643cm" svg:height="2.4cm" svg:x="7.957cm" svg:y="14.9cm">
          <draw:image xlink:href="Pictures/10000201000004B10000026DE8C20143087D1E9E.png" xlink:type="simple" xlink:show="embed" xlink:actuate="onLoad">
            <text:p/>
          </draw:image>
        </draw:frame>
        <draw:frame draw:style-name="gr5" draw:text-style-name="P3" draw:layer="layout" svg:width="3.427cm" svg:height="0.962cm" svg:x="2.5cm" svg:y="18cm">
          <draw:text-box>
            <text:p>Arduino</text:p>
          </draw:text-box>
        </draw:frame>
        <draw:frame draw:style-name="gr6" draw:text-style-name="P3" draw:layer="layout" svg:width="5.9cm" svg:height="1.673cm" svg:x="7.2cm" svg:y="17.4cm">
          <draw:text-box>
            <text:p>Sheild GSM/GPRS</text:p>
          </draw:text-box>
        </draw:frame>
        <draw:line draw:style-name="gr7" draw:text-style-name="P2" draw:layer="layout" svg:x1="3.7cm" svg:y1="14.9cm" svg:x2="3.8cm" svg:y2="13.2cm">
          <text:p/>
        </draw:line>
        <draw:frame draw:style-name="gr8" draw:text-style-name="P3" draw:layer="layout" svg:width="7.652cm" svg:height="1.673cm" svg:x="1.6cm" svg:y="11.4cm">
          <draw:text-box>
            <text:p>Infravermelho/Porta</text:p>
            <text:p>Infravermelho/Movimento</text:p>
          </draw:text-box>
        </draw:frame>
        <draw:line draw:style-name="gr7" draw:text-style-name="P2" draw:layer="layout" svg:x1="12.5cm" svg:y1="15.6cm" svg:x2="15.3cm" svg:y2="13.8cm">
          <text:p/>
        </draw:line>
        <draw:frame draw:style-name="gr8" draw:text-style-name="P3" draw:layer="layout" svg:width="5.154cm" svg:height="0.962cm" svg:x="13.046cm" svg:y="13.1cm">
          <draw:text-box>
            <text:p>Rastreador GPS</text:p>
          </draw:text-box>
        </draw:frame>
        <draw:connector draw:style-name="gr9" draw:text-style-name="P2" draw:layer="layout" draw:type="line" svg:x1="6.1cm" svg:y1="16.354cm" svg:x2="7.957cm" svg:y2="16.1cm" draw:start-shape="id1" draw:end-shape="id2" svg:d="M6100 16354l1857-254" svg:viewBox="0 0 1858 255">
          <text:p/>
        </draw:connector>
        <draw:custom-shape draw:style-name="gr10" draw:text-style-name="P4" xml:id="id4" draw:id="id4" draw:layer="layout" svg:width="5.8cm" svg:height="4.1cm" svg:x="1.8cm" svg:y="1.5cm">
          <text:p text:style-name="P4"><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2" draw:layer="layout" draw:type="curve" svg:x1="10.278cm" svg:y1="14.9cm" svg:x2="13.995cm" svg:y2="5.295cm" draw:start-shape="id2" draw:start-glue-point="0" draw:end-shape="id3" draw:end-glue-point="2" svg:d="M10278 14900c0-7198 3717-2396 3717-9605" svg:viewBox="0 0 3718 9606">
          <text:p/>
        </draw:connector>
        <draw:connector draw:style-name="gr9" draw:text-style-name="P2" draw:layer="layout" draw:type="curve" svg:x1="12.555cm" svg:y1="3.845cm" svg:x2="7.6cm" svg:y2="3.55cm" draw:start-shape="id3" draw:end-shape="id4" svg:d="M12555 3845c-3681 0-1204-295-4955-295" svg:viewBox="0 0 4956 296">
          <text:p/>
        </draw:connector>
        <draw:connector draw:style-name="gr9" draw:text-style-name="P2" draw:layer="layout" draw:type="curve" svg:x1="15.445cm" svg:y1="3.855cm" svg:x2="22.2cm" svg:y2="7.55cm" draw:start-shape="id3" draw:start-glue-point="1" draw:end-shape="id5" svg:d="M15445 3855c5032 0 1655 3695 6755 3695" svg:viewBox="0 0 6756 3696">
          <text:p/>
        </draw:connector>
        <draw:frame draw:style-name="gr11" draw:text-style-name="P3" draw:layer="layout" svg:width="5.15cm" svg:height="0.962cm" svg:x="11.25cm" svg:y="1.5cm">
          <draw:text-box>
            <text:p>Torre Operadora</text:p>
          </draw:text-box>
        </draw:frame>
        <draw:frame draw:style-name="gr8" draw:text-style-name="P3" draw:layer="layout" svg:width="5.43cm" svg:height="0.962cm" svg:x="22.17cm" svg:y="1.6cm">
          <draw:text-box>
            <text:p>Dispositivo Móvel</text:p>
          </draw:text-box>
        </draw:frame>
        <draw:frame draw:style-name="gr8" draw:text-style-name="P3" draw:layer="layout" svg:width="6.695cm" svg:height="0.962cm" svg:x="13.205cm" svg:y="10.2cm">
          <draw:text-box>
            <text:p>Módulo de Segurança</text:p>
          </draw:text-box>
        </draw:frame>
        <draw:custom-shape draw:style-name="gr12" draw:text-style-name="P5" xml:id="id5" draw:id="id5" draw:layer="layout" svg:width="5.1cm" svg:height="10.1cm" svg:x="22.2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0.7cm" svg:height="0.7cm" svg:x="22.5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 draw:layer="layout" svg:width="3.884cm" svg:height="7.361cm" svg:x="23.3cm" svg:y="3cm">
          <draw:text-box>
            <text:p>Ignição</text:p>
            <text:p/>
            <text:p>Porta Dir.</text:p>
            <text:p/>
            <text:p>Porta Esq.</text:p>
            <text:p/>
            <text:p>Porta Malas</text:p>
            <text:p/>
            <text:p>Movimento</text:p>
            <text:p/>
          </draw:text-box>
        </draw:frame>
        <draw:custom-shape draw:style-name="gr13" draw:text-style-name="P6" draw:layer="layout" svg:width="0.7cm" svg:height="0.7cm" svg:x="22.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7cm" svg:height="0.7cm" svg:x="22.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7cm" svg:height="0.7cm" svg:x="22.5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7cm" svg:height="0.7cm" svg:x="22.5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7cm" svg:height="0.7cm" svg:x="22.5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draw:layer="layout" svg:width="0.7cm" svg:height="0.7cm" svg:x="22.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 draw:layer="layout" svg:width="3.711cm" svg:height="3.806cm" svg:x="23.4cm" svg:y="14.5cm">
          <draw:text-box>
            <text:p>Ativado/OK</text:p>
            <text:p/>
            <text:p>Desligado</text:p>
            <text:p/>
            <text:p>Alerta</text:p>
          </draw:text-box>
        </draw:frame>
        <draw:custom-shape draw:style-name="gr15" draw:text-style-name="P8" draw:layer="layout" svg:width="0.7cm" svg:height="0.7cm" svg:x="22.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0" draw:layer="layout" svg:width="4cm" svg:height="0.9cm" svg:x="22.7cm" svg:y="11.2cm">
          <text:p text:style-name="P9"><text:span text:style-name="T2">Localização</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1cm" svg:stroke-color="#5e8ac7" draw:marker-start-width="0.35cm" draw:marker-start-center="false" draw:marker-end-width="0.35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2T17:38:26.787000000</meta:creation-date>
    <dc:date>2018-05-20T21:51:07.208000000</dc:date>
    <meta:editing-duration>PT2H38M34S</meta:editing-duration>
    <meta:editing-cycles>5</meta:editing-cycles>
    <meta:generator>LibreOffice/6.0.3.2$Windows_X86_64 LibreOffice_project/8f48d515416608e3a835360314dac7e47fd0b821</meta:generator>
    <meta:document-statistic meta:object-count="31"/>
  </office:meta>
</office:document-meta>
</file>